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2.675cm"/>
    </style:style>
    <style:style style:name="gr2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3.892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botto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4.316cm" fo:min-width="3.892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036cm" fo:min-width="5.596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1.882cm" fo:min-width="2.97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  <style:text-properties fo:font-size="12pt" fo:letter-spacing="normal" style:font-size-asian="12pt" style:font-size-complex="12pt"/>
    </style:style>
    <style:style style:name="P4" style:family="paragraph">
      <loext:graphic-properties draw:fill-color="#ffff99"/>
      <style:paragraph-properties fo:text-align="center"/>
      <style:text-properties fo:font-size="12pt" fo:letter-spacing="normal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1" style:family="paragraph">
      <style:paragraph-properties fo:margin-left="6.227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left="6.227cm" fo:margin-right="0cm" fo:text-align="justify" fo:text-indent="0cm"/>
      <style:text-properties fo:font-size="12pt" style:font-size-asian="12pt" style:font-size-complex="12pt"/>
    </style:style>
    <style:style style:name="P13" style:family="paragraph">
      <style:paragraph-properties fo:margin-left="1.245cm" fo:margin-right="0cm" fo:text-align="center" fo:text-indent="0cm"/>
    </style:style>
    <style:style style:name="P14" style:family="paragraph">
      <loext:graphic-properties draw:fill="none"/>
      <style:paragraph-properties fo:margin-left="1.245cm" fo:margin-right="0cm" fo:text-align="center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fo:letter-spacing="normal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75cm" svg:height="1.778cm" svg:x="2.524cm" svg:y="4.30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1.778cm" svg:x="11.747cm" svg:y="4.27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175cm" svg:height="1.778cm" svg:x="5.783cm" svg:y="7.677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392cm" svg:height="1.778cm" svg:x="12.483cm" svg:y="7.677cm">
          <text:p text:style-name="P1">Order Reques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392cm" svg:height="1.778cm" svg:x="12.483cm" svg:y="11.477cm">
          <text:p text:style-name="P1">Sales Review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392cm" svg:height="1.778cm" svg:x="12.483cm" svg:y="15.577cm">
          <text:p text:style-name="P3"><text:span text:style-name="T1">Review/Reject Ord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6" draw:id="id6" draw:layer="layout" svg:width="3.175cm" svg:height="1.778cm" svg:x="5.783cm" svg:y="10.377cm">
          <text:p text:style-name="P5"><text:span text:style-name="T2">Report Viewer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3.334cm" svg:y1="6.053cm" svg:x2="7.37cm" svg:y2="7.677cm" draw:start-shape="id1" draw:start-glue-point="2" draw:end-shape="id2" draw:end-glue-point="0" svg:d="M13334 6053v812h-5964v812" svg:viewBox="0 0 5965 1625">
          <text:p text:style-name="P1"><text:span text:style-name="T2">User can request reports or orders</text:span></text:p>
        </draw:connector>
        <draw:connector draw:style-name="gr4" draw:text-style-name="P8" draw:layer="layout" svg:x1="13.334cm" svg:y1="6.053cm" svg:x2="14.679cm" svg:y2="7.677cm" draw:start-shape="id1" draw:start-glue-point="2" draw:end-shape="id3" draw:end-glue-point="0" svg:d="M13334 6053v812h1345v812" svg:viewBox="0 0 1346 1625">
          <text:p/>
        </draw:connector>
        <draw:connector draw:style-name="gr5" draw:text-style-name="P7" draw:layer="layout" svg:x1="14.679cm" svg:y1="13.255cm" svg:x2="14.679cm" svg:y2="15.577cm" draw:start-shape="id4" draw:start-glue-point="2" draw:end-shape="id5" draw:end-glue-point="0" svg:d="M14679 13255v2322" svg:viewBox="0 0 1 2323">
          <text:p text:style-name="P5"><text:span text:style-name="T2">Sales makes a decision if the request is valid</text:span></text:p>
          <text:p text:style-name="P5"><text:span text:style-name="T2">After evaluating request based off reports.</text:span></text:p>
          <text:p text:style-name="P5"><text:span text:style-name="T2">Increase is reported to system.</text:span></text:p>
        </draw:connector>
        <draw:connector draw:style-name="gr4" draw:text-style-name="P8" draw:layer="layout" svg:x1="7.37cm" svg:y1="9.455cm" svg:x2="7.37cm" svg:y2="10.377cm" draw:start-shape="id2" draw:start-glue-point="2" draw:end-shape="id6" draw:end-glue-point="0" svg:d="M7370 9455v922" svg:viewBox="0 0 1 923">
          <text:p/>
        </draw:connector>
        <draw:connector draw:style-name="gr4" draw:text-style-name="P8" draw:layer="layout" svg:x1="5.783cm" svg:y1="11.266cm" svg:x2="4.111cm" svg:y2="6.08cm" draw:start-shape="id6" draw:start-glue-point="3" draw:end-shape="id7" svg:d="M5783 11266h-1672v-5186" svg:viewBox="0 0 1673 5187">
          <text:p/>
        </draw:connector>
        <draw:connector draw:style-name="gr6" draw:text-style-name="P7" draw:layer="layout" svg:x1="5.699cm" svg:y1="5.191cm" svg:x2="11.747cm" svg:y2="5.164cm" draw:start-shape="id7" draw:start-glue-point="1" draw:end-shape="id1" draw:end-glue-point="3" svg:d="M5699 5191h3023v-27h3025" svg:viewBox="0 0 6049 28">
          <text:p text:style-name="P1"><text:span text:style-name="T2">Process user login request.</text:span></text:p>
          <text:p text:style-name="P1"><text:span text:style-name="T2">Deny if user is not authorized</text:span></text:p>
        </draw:connector>
        <draw:connector draw:style-name="gr7" draw:text-style-name="P7" draw:layer="layout" svg:x1="14.679cm" svg:y1="9.455cm" svg:x2="14.679cm" svg:y2="11.477cm" draw:start-shape="id3" draw:start-glue-point="2" draw:end-shape="id4" draw:end-glue-point="0" svg:d="M14679 9455v2022" svg:viewBox="0 0 1 2023">
          <text:p text:style-name="P1"><text:span text:style-name="T2">User can request an increase in game copies</text:span></text:p>
          <text:p text:style-name="P1"><text:span text:style-name="T2">Sales reviews and approves / reject request.</text:span></text:p>
        </draw:connector>
        <draw:connector draw:style-name="gr4" draw:text-style-name="P8" draw:layer="layout" svg:x1="12.483cm" svg:y1="12.366cm" svg:x2="8.958cm" svg:y2="8.566cm" draw:start-shape="id4" draw:start-glue-point="3" draw:end-shape="id2" draw:end-glue-point="1" svg:d="M12483 12366h-1763v-3800h-1762" svg:viewBox="0 0 3526 3801">
          <text:p/>
        </draw:connector>
        <draw:connector draw:style-name="gr4" draw:text-style-name="P8" draw:layer="layout" svg:x1="8.958cm" svg:y1="11.266cm" svg:x2="12.483cm" svg:y2="12.366cm" draw:start-shape="id6" draw:start-glue-point="1" draw:end-shape="id4" draw:end-glue-point="3" svg:d="M8958 11266h1762v1100h1763" svg:viewBox="0 0 3526 1101">
          <text:p/>
        </draw:connector>
        <draw:custom-shape draw:style-name="gr2" draw:text-style-name="P4" xml:id="id8" draw:id="id8" draw:layer="layout" svg:width="4.392cm" svg:height="1.778cm" svg:x="12.483cm" svg:y="18.277cm">
          <text:p text:style-name="P3"><text:span text:style-name="T1">Forward Invoice </text:span></text:p>
          <text:p text:style-name="P3"><text:span text:style-name="T1">to publisher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679cm" svg:y1="17.355cm" svg:x2="14.679cm" svg:y2="18.277cm" draw:start-shape="id5" draw:start-glue-point="2" draw:end-shape="id8" draw:end-glue-point="0" svg:d="M14679 17355v922" svg:viewBox="0 0 1 923">
          <text:p text:style-name="P1"><text:span text:style-name="T2">Sales generates invoice</text:span></text:p>
        </draw:connector>
      </draw:page>
      <draw:page draw:name="page2" draw:style-name="dp1" draw:master-page-name="Default">
        <draw:custom-shape draw:style-name="gr1" draw:text-style-name="P2" xml:id="id11" draw:id="id11" draw:layer="layout" svg:width="3.175cm" svg:height="1.778cm" svg:x="2.524cm" svg:y="4.30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778cm" svg:x="11.747cm" svg:y="4.27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175cm" svg:height="1.778cm" svg:x="5.783cm" svg:y="7.677cm">
          <text:p text:style-name="P1">Report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699cm" svg:y1="4.894cm" svg:x2="11.747cm" svg:y2="4.867cm" svg:d="M5699 4894h3023v-27h3025" svg:viewBox="0 0 6049 28">
          <text:p text:style-name="P1"><text:span text:style-name="T2">Process user login request.</text:span></text:p>
          <text:p text:style-name="P1"><text:span text:style-name="T2">Deny if user is not authorized</text:span></text:p>
        </draw:connector>
        <draw:connector draw:style-name="gr3" draw:text-style-name="P7" xml:id="id12" draw:id="id12" draw:layer="layout" svg:x1="13.334cm" svg:y1="6.053cm" svg:x2="7.37cm" svg:y2="7.677cm" svg:d="M13334 6053v812h-5964v812" svg:viewBox="0 0 5965 1625">
          <text:p text:style-name="P1"><text:span text:style-name="T2">User can request reports or orders</text:span></text:p>
        </draw:connector>
        <draw:custom-shape draw:style-name="gr1" draw:text-style-name="P6" xml:id="id10" draw:id="id10" draw:layer="layout" svg:width="3.175cm" svg:height="1.778cm" svg:x="5.783cm" svg:y="13.677cm">
          <text:p text:style-name="P5"><text:span text:style-name="T2">Report Viewer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37cm" svg:y1="9.455cm" svg:x2="7.37cm" svg:y2="13.677cm" draw:start-shape="id9" draw:start-glue-point="2" draw:end-shape="id10" draw:end-glue-point="0" svg:d="M7370 9455v4222" svg:viewBox="0 0 1 4223">
          <text:p/>
        </draw:connector>
        <draw:connector draw:style-name="gr5" draw:text-style-name="P10" draw:layer="layout" svg:x1="5.783cm" svg:y1="14.566cm" svg:x2="4.111cm" svg:y2="6.08cm" draw:start-shape="id10" draw:start-glue-point="3" draw:end-shape="id11" draw:end-glue-point="2" svg:d="M5783 14566h-1672v-8486" svg:viewBox="0 0 1673 8487">
          <text:p text:style-name="P9"><text:span text:style-name="T2">Send report back to user via</text:span></text:p>
          <text:p text:style-name="P9"><text:span text:style-name="T2">HTML, PDF, or Excell.</text:span></text:p>
        </draw:connector>
        <draw:custom-shape draw:style-name="gr2" draw:text-style-name="P2" xml:id="id13" draw:id="id13" draw:layer="layout" svg:width="4.392cm" svg:height="1.778cm" svg:x="11.583cm" svg:y="7.777cm">
          <text:p text:style-name="P1">Input Request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4.392cm" svg:height="4.566cm" svg:x="11.583cm" svg:y="12.777cm">
          <text:p text:style-name="P1">Input Review</text:p>
          <text:p text:style-name="P1">-Reviews</text:p>
          <text:p text:style-name="P1">-Sales</text:p>
          <text:p text:style-name="P1">Genre Info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1.29cm" svg:x1="10.352cm" svg:y1="6.865cm" svg:x2="13.779cm" svg:y2="7.777cm" draw:start-shape="id12" draw:start-glue-point="0" draw:end-shape="id13" draw:end-glue-point="0" svg:d="M10352 6865v-23h3427v935" svg:viewBox="0 0 3428 936">
          <text:p/>
        </draw:connector>
        <draw:connector draw:style-name="gr7" draw:text-style-name="P12" draw:layer="layout" svg:x1="13.779cm" svg:y1="9.555cm" svg:x2="13.779cm" svg:y2="12.777cm" draw:start-shape="id13" draw:start-glue-point="2" draw:end-shape="id14" draw:end-glue-point="0" svg:d="M13779 9555v3222" svg:viewBox="0 0 1 3223">
          <text:p text:style-name="P11"><text:span text:style-name="T2">Validate input and decide where</text:span></text:p>
          <text:p text:style-name="P11"><text:span text:style-name="T2">This information should go.</text:span></text:p>
          <text:p text:style-name="P11"><text:span text:style-name="T2">If valid decide which section this</text:span></text:p>
          <text:p text:style-name="P11"><text:span text:style-name="T2">should go.</text:span></text:p>
        </draw:connector>
        <draw:connector draw:style-name="gr7" draw:text-style-name="P14" draw:layer="layout" svg:x1="11.583cm" svg:y1="15.06cm" svg:x2="8.958cm" svg:y2="8.566cm" draw:start-shape="id14" draw:start-glue-point="3" draw:end-shape="id9" draw:end-glue-point="1" svg:d="M11583 15060h-1313v-6494h-1312" svg:viewBox="0 0 2626 6495">
          <text:p text:style-name="P13"><text:span text:style-name="T3">Forward information</text:span></text:p>
          <text:p text:style-name="P13"><text:span text:style-name="T3">To report system.</text:span></text:p>
          <text:p text:style-name="P13"><text:span text:style-name="T3">Let user know if it was successful.</text:span></text:p>
        </draw:connector>
      </draw:page>
      <draw:page draw:name="page3" draw:style-name="dp1" draw:master-page-name="Default">
        <draw:custom-shape draw:style-name="gr9" draw:text-style-name="P2" xml:id="id19" draw:id="id19" draw:layer="layout" svg:width="6.096cm" svg:height="2.286cm" svg:x="3.032cm" svg:y="15.097cm">
          <text:p text:style-name="P1">Maintainers</text:p>
          <draw:enhanced-geometry svg:viewBox="0 0 21600 21600" draw:type="rectangle" draw:enhanced-path="M 0 0 L 21600 0 21600 21600 0 21600 0 0 Z N"/>
        </draw:custom-shape>
        <draw:custom-shape draw:style-name="gr9" draw:text-style-name="P2" xml:id="id17" draw:id="id17" draw:layer="layout" svg:width="6.096cm" svg:height="2.286cm" svg:x="13.927cm" svg:y="10.01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2" xml:id="id15" draw:id="id15" draw:layer="layout" svg:width="6.096cm" svg:height="2.286cm" svg:x="3.032cm" svg:y="3.997cm">
          <text:p text:style-name="P1">Managers</text:p>
          <draw:enhanced-geometry svg:viewBox="0 0 21600 21600" draw:type="rectangle" draw:enhanced-path="M 0 0 L 21600 0 21600 21600 0 21600 0 0 Z N"/>
        </draw:custom-shape>
        <draw:custom-shape draw:style-name="gr8" draw:text-style-name="P2" xml:id="id18" draw:id="id18" draw:layer="layout" svg:width="4.392cm" svg:height="4.566cm" svg:x="14.769cm" svg:y="3.221cm">
          <text:p text:style-name="P1">User Input</text:p>
          <text:p text:style-name="P1">-Reviews</text:p>
          <text:p text:style-name="P1">-Sales</text:p>
          <text:p text:style-name="P1">Genre Info</text:p>
          <draw:enhanced-geometry svg:viewBox="0 0 21600 21600" draw:type="rectangle" draw:enhanced-path="M 0 0 L 21600 0 21600 21600 0 21600 0 0 Z N"/>
        </draw:custom-shape>
        <draw:custom-shape draw:style-name="gr10" draw:text-style-name="P6" xml:id="id16" draw:id="id16" draw:layer="layout" svg:width="3.478cm" svg:height="2.132cm" svg:x="7.209cm" svg:y="10.09cm">
          <text:p text:style-name="P5"><text:span text:style-name="T2">Report Viewer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6.08cm" svg:y1="6.283cm" svg:x2="7.209cm" svg:y2="11.156cm" draw:start-shape="id15" draw:start-glue-point="2" draw:end-shape="id16" draw:end-glue-point="3" svg:d="M6080 6283v4873h1129" svg:viewBox="0 0 1130 4874">
          <text:p text:style-name="P1"><text:span text:style-name="T2">Managers request reports </text:span></text:p>
          <text:p text:style-name="P1"><text:span text:style-name="T2">Report viewer generates this information</text:span></text:p>
        </draw:connector>
        <draw:connector draw:style-name="gr6" draw:text-style-name="P7" draw:layer="layout" svg:x1="10.687cm" svg:y1="11.156cm" svg:x2="13.927cm" svg:y2="11.16cm" draw:start-shape="id16" draw:start-glue-point="1" draw:end-shape="id17" draw:end-glue-point="3" svg:d="M10687 11156h1620v4h1620" svg:viewBox="0 0 3241 5">
          <text:p text:style-name="P1"><text:span text:style-name="T2">Info is sent </text:span></text:p>
          <text:p text:style-name="P1"><text:span text:style-name="T2">To be generated</text:span></text:p>
          <text:p text:style-name="P1"><text:span text:style-name="T2">As a report.</text:span></text:p>
        </draw:connector>
        <draw:connector draw:style-name="gr7" draw:text-style-name="P7" draw:layer="layout" svg:x1="16.965cm" svg:y1="7.787cm" svg:x2="16.975cm" svg:y2="10.017cm" draw:start-shape="id18" draw:start-glue-point="2" draw:end-shape="id17" svg:d="M16965 7787v1115h10v1115" svg:viewBox="0 0 11 2231">
          <text:p text:style-name="P1"><text:span text:style-name="T2">Information is stored</text:span></text:p>
          <text:p text:style-name="P1"><text:span text:style-name="T2">On server</text:span></text:p>
        </draw:connector>
        <draw:connector draw:style-name="gr7" draw:text-style-name="P16" draw:layer="layout" svg:x1="9.128cm" svg:y1="16.24cm" svg:x2="16.975cm" svg:y2="12.303cm" draw:start-shape="id19" draw:start-glue-point="1" draw:end-shape="id17" draw:end-glue-point="2" svg:d="M9128 16240h7847v-3937" svg:viewBox="0 0 7848 3938">
          <text:p text:style-name="P15"><text:span text:style-name="T2">Maintainers pushes updates to the server and</text:span></text:p>
          <text:p text:style-name="P15"><text:span text:style-name="T2">Server provides feedback on the current status.</text:span></text:p>
        </draw:connector>
        <draw:connector draw:style-name="gr7" draw:text-style-name="P14" draw:layer="layout" svg:x1="3.032cm" svg:y1="16.24cm" svg:x2="3.032cm" svg:y2="5.14cm" draw:start-shape="id19" draw:start-glue-point="3" draw:end-shape="id15" draw:end-glue-point="3" svg:d="M3032 16240h-501v-11100h501" svg:viewBox="0 0 502 11101">
          <text:p text:style-name="P13"><text:span text:style-name="T3">Informs maintainers of issues</text:span></text:p>
          <text:p text:style-name="P13"><text:span text:style-name="T3">Maintainer provides updates</text:span></text:p>
          <text:p text:style-name="P13"><text:span text:style-name="T3">On system status and updates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20:12:46.785000000</meta:creation-date>
    <dc:date>2017-02-26T20:48:18.448000000</dc:date>
    <meta:editing-duration>PT25M</meta:editing-duration>
    <meta:editing-cycles>3</meta:editing-cycles>
    <meta:generator>LibreOffice/5.1.2.2$Windows_x86 LibreOffice_project/d3bf12ecb743fc0d20e0be0c58ca359301eb705f</meta:generator>
    <meta:document-statistic meta:object-count="41"/>
  </office:meta>
</office:document-meta>
</file>